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b8e" officeooo:paragraph-rsid="00143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iedziałek.</text:p>
      <text:p text:style-name="P1">Godzina 8 rano.</text:p>
      <text:p text:style-name="P1">Przyszliście do pracy, zrobiliście kawę...</text:p>
      <text:p text:style-name="P1"/>
      <text:p text:style-name="P1">Nagle do kąta waszego zespołu przychodzi wasz szef i mówi:</text:p>
      <text:p text:style-name="P1">- Wczoraj byłem na spotkaniu zarządu. Opowiedziałem o waszym projekcie. Żebyście widzieli, jak im się oczy zaświeciły! Przyjeżdżają dziś o 13, musicie przygotować prezentację tak, żeby zobaczyli, jaki wspaniały produkt zrobiliśmy! No, do dzieła! Wierzę, że rzucicie ich na kolana!</text:p>
      <text:p text:style-name="P1"/>
      <text:p text:style-name="P1">I szef poszedł.</text:p>
      <text:p text:style-name="P1">Popatrzyliście po sobie ze smutkiem.</text:p>
      <text:p text:style-name="P1">Projekt nie jest nawet w połowie prac. </text:p>
      <text:p text:style-name="P1">Jesteście zawaleni robotą, nie wiecie, w co ręce włożyć, aż tu nagle to…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23:27:38.574000000</meta:creation-date>
    <dc:date>2017-05-12T23:38:48.229000000</dc:date>
    <meta:editing-duration>PT11M9S</meta:editing-duration>
    <meta:editing-cycles>1</meta:editing-cycles>
    <meta:document-statistic meta:table-count="0" meta:image-count="0" meta:object-count="0" meta:page-count="1" meta:paragraph-count="9" meta:word-count="87" meta:character-count="570" meta:non-whitespace-character-count="491"/>
    <meta:generator>LibreOffice/4.4.3.2$Windows_x86 LibreOffice_project/88805f81e9fe61362df02b9941de8e38a9b5fd16</meta:generator>
  </office:meta>
</office:document-meta>
</file>